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b95" officeooo:paragraph-rsid="0019cb95"/>
    </style:style>
    <style:style style:name="P2" style:family="paragraph" style:parent-style-name="Standard" style:list-style-name="L4">
      <style:text-properties officeooo:rsid="0019cb95" officeooo:paragraph-rsid="0019cb95"/>
    </style:style>
    <style:style style:name="P3" style:family="paragraph" style:parent-style-name="Standard" style:list-style-name="L5">
      <style:text-properties officeooo:rsid="0019cb95" officeooo:paragraph-rsid="0019cb95"/>
    </style:style>
    <style:style style:name="P4" style:family="paragraph" style:parent-style-name="Standard" style:list-style-name="L6">
      <style:text-properties officeooo:rsid="0019cb95" officeooo:paragraph-rsid="0019cb95"/>
    </style:style>
    <style:style style:name="P5" style:family="paragraph" style:parent-style-name="Standard" style:list-style-name="L4">
      <style:text-properties officeooo:paragraph-rsid="0019cb95"/>
    </style:style>
    <style:style style:name="P6" style:family="paragraph" style:parent-style-name="Standard" style:list-style-name="L5">
      <style:text-properties officeooo:paragraph-rsid="0019cb95"/>
    </style:style>
    <style:style style:name="P7" style:family="paragraph" style:parent-style-name="Heading" style:list-style-name="L7">
      <style:text-properties officeooo:paragraph-rsid="0019cb95"/>
    </style:style>
    <style:style style:name="P8" style:family="paragraph" style:parent-style-name="Heading" style:list-style-name="L6"/>
    <style:style style:name="T1" style:family="text">
      <style:text-properties officeooo:rsid="0019cb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ados:</text:h>
      <text:list xml:id="list3950246919851082201" text:style-name="L7">
        <text:list-item>
          <text:p text:style-name="P7">Login:</text:p>
        </text:list-item>
      </text:list>
      <text:list xml:id="list4249259286375979628" text:style-name="L6">
        <text:list-item>
          <text:list>
            <text:list-item>
              <text:p text:style-name="P4">Login: usuário com senha não cadastrada na base</text:p>
            </text:list-item>
            <text:list-item>
              <text:p text:style-name="P4">Recuperar senha com algum dado incorreto (confirmação de senha ou faltando email ou senha).</text:p>
            </text:list-item>
            <text:list-item>
              <text:p text:style-name="P4">Recuperar senha com usuário sem o nome da mãe</text:p>
            </text:list-item>
            <text:list-item>
              <text:p text:style-name="P4">Alterar email do usuário no recuperar senha com email não cadastrado no cognito</text:p>
            </text:list-item>
            <text:list-item>
              <text:p text:style-name="P4">Login: usuário presente na base mas que ainda não realizou login (senha não cadastrada no Cognito)</text:p>
            </text:list-item>
            <text:list-item>
              <text:p text:style-name="P4">Primeiro acesso com todos os dados certos</text:p>
            </text:list-item>
            <text:list-item>
              <text:p text:style-name="P4">Tentativa de Login quando o usuário não foi confirmado</text:p>
            </text:list-item>
          </text:list>
        </text:list-item>
      </text:list>
      <text:p text:style-name="P1"/>
      <text:list xml:id="list110934167898138" text:continue-numbering="true" text:style-name="L6">
        <text:list-item>
          <text:p text:style-name="P8">Contra Cheque:</text:p>
        </text:list-item>
      </text:list>
      <text:list xml:id="list5733811028748785019" text:style-name="L4">
        <text:list-item>
          <text:list>
            <text:list-item>
              <text:p text:style-name="P5"><text:span text:style-name="T1">Exibir mais de um tipo de folha (quando necessário)</text:span></text:p>
            </text:list-item>
            <text:list-item>
              <text:p text:style-name="P2">Marcador do contracheque (lido/ não lido)</text:p>
            </text:list-item>
          </text:list>
          <text:p text:style-name="P2"/>
        </text:list-item>
      </text:list>
      <text:h text:style-name="Heading_20_3" text:outline-level="3">D<text:span text:style-name="T1">ú</text:span>vidas:</text:h>
      <text:list xml:id="list1389417606007411684" text:style-name="L5">
        <text:list-item>
          <text:p text:style-name="P6"><text:span text:style-name="T1">Exibir detalhes do espelho de ponto</text:span></text:p>
        </text:list-item>
        <text:list-item>
          <text:p text:style-name="P3">Transição de tela quando só tem 1 folha para o mês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05:02.407470944</meta:creation-date>
    <dc:date>2019-03-13T11:09:32.884915671</dc:date>
    <meta:editing-duration>PT4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28" meta:character-count="681" meta:non-whitespace-character-count="583"/>
  </office:meta>
</office:document-meta>
</file>